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398" officeooo:paragraph-rsid="00039398"/>
    </style:style>
    <style:style style:name="P2" style:family="paragraph" style:parent-style-name="Standard">
      <style:text-properties officeooo:rsid="0005b783" officeooo:paragraph-rsid="0005b783"/>
    </style:style>
    <style:style style:name="P3" style:family="paragraph" style:parent-style-name="Standard">
      <style:text-properties officeooo:rsid="00095879" officeooo:paragraph-rsid="00095879"/>
    </style:style>
    <style:style style:name="P4" style:family="paragraph" style:parent-style-name="Standard">
      <style:text-properties officeooo:rsid="000d86f2" officeooo:paragraph-rsid="000d86f2"/>
    </style:style>
    <style:style style:name="T1" style:family="text">
      <style:text-properties officeooo:rsid="000777e2"/>
    </style:style>
    <style:style style:name="T2" style:family="text">
      <style:text-properties officeooo:rsid="00095879"/>
    </style:style>
    <style:style style:name="T3" style:family="text">
      <style:text-properties officeooo:rsid="000a1ee3"/>
    </style:style>
    <style:style style:name="T4" style:family="text">
      <style:text-properties officeooo:rsid="000b302c"/>
    </style:style>
    <style:style style:name="T5" style:family="text">
      <style:text-properties officeooo:rsid="000c595d"/>
    </style:style>
    <style:style style:name="T6" style:family="text">
      <style:text-properties officeooo:rsid="000c77fe"/>
    </style:style>
    <style:style style:name="T7" style:family="text">
      <style:text-properties officeooo:rsid="000cfe2a"/>
    </style:style>
    <style:style style:name="T8" style:family="text">
      <style:text-properties officeooo:rsid="000efdb1"/>
    </style:style>
    <style:style style:name="T9" style:family="text">
      <style:text-properties officeooo:rsid="000f0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7 </text:p>
      <text:p text:style-name="P1"/>
      <text:p text:style-name="P1">ENGENHARIA DE REQUISITOS E ESTUDOS DE VIABILIDADE </text:p>
      <text:p text:style-name="P1"/>
      <text:p text:style-name="P2">INTRODUÇÃO </text:p>
      <text:p text:style-name="P2">-<text:span text:style-name="T7">a viabilidade dos requisitos apontam para se o sistema de fato pode ser feito e é viável, ou então <text:tab/>nem começa.</text:span></text:p>
      <text:p text:style-name="P2">-<text:span text:style-name="T1">tratar da importância dos requisitos. </text:span></text:p>
      <text:p text:style-name="P2">-<text:span text:style-name="T2">cada sistema a ser construído é único, com suas particularidades, por tanto, é preciso ter uma <text:tab/>padronização no procedimento a seguir para levantar requisitos e construir este software;</text:span></text:p>
      <text:p text:style-name="P2"/>
      <text:p text:style-name="P3">ENGENHARIA DE REQUISITOS </text:p>
      <text:p text:style-name="P3">-<text:span text:style-name="T3">A palavra engenharia por si só, está atrelado a criação, ampliação ou reforma. </text:span></text:p>
      <text:p text:style-name="P3">-<text:span text:style-name="T4">engenharia de requisitos é o processo que define atividades para uma produção e manutenção <text:tab/>adequada do projeto de um software.</text:span></text:p>
      <text:p text:style-name="P3">-<text:span text:style-name="T4">o documento de requisitos deve ter uma compreensão ampla, desde o usuário mais leigo <text:tab/>tecnicamente, até o programador. </text:span></text:p>
      <text:p text:style-name="P3">-<text:span text:style-name="T5">a premissa básica da engenharia de requisitos é: definir o que deve ser feito. </text:span></text:p>
      <text:p text:style-name="P3">-<text:span text:style-name="T6">lembrando que requisitos são as necessidades dos clientes, do que querem que o sistema faça, qual <text:tab/>necessidade seja atendida, está falando de ações. </text:span></text:p>
      <text:p text:style-name="P3"/>
      <text:p text:style-name="P4">ESTUDOS DE VIABILIDADE </text:p>
      <text:p text:style-name="P4">-<text:span text:style-name="T8">estudar a viabilidade de um sistema é, levando em conta as restrições: tecnológicas, <text:tab/>organizacionais e temporais, ainda sim o projeto pode ser desenvolvido e </text:span><text:span text:style-name="T9">pode também <text:tab/>agregar valor.</text:span></text:p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2:02:21.366000000</meta:creation-date>
    <dc:date>2024-06-06T13:11:15.603000000</dc:date>
    <meta:editing-duration>PT54M29S</meta:editing-duration>
    <meta:editing-cycles>1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4" meta:word-count="186" meta:character-count="1198" meta:non-whitespace-character-count="1009"/>
  </office:meta>
</office:document-meta>
</file>